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82f78" officeooo:paragraph-rsid="00082f78"/>
    </style:style>
    <style:style style:name="P2" style:family="paragraph" style:parent-style-name="Standard">
      <style:text-properties officeooo:rsid="00082f78" officeooo:paragraph-rsid="00082f78"/>
    </style:style>
    <style:style style:name="P3" style:family="paragraph" style:parent-style-name="Standard">
      <style:text-properties style:text-underline-style="solid" style:text-underline-width="auto" style:text-underline-color="font-color" officeooo:rsid="00082f78" officeooo:paragraph-rsid="00082f7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2f78" officeooo:paragraph-rsid="00082f78" style:font-weight-asian="bold" style:font-weight-complex="bold"/>
    </style:style>
    <style:style style:name="P5" style:family="paragraph" style:parent-style-name="Standard">
      <style:text-properties style:text-underline-style="none" officeooo:rsid="00082f78" officeooo:paragraph-rsid="00082f78"/>
    </style:style>
    <style:style style:name="P6" style:family="paragraph" style:parent-style-name="Standard">
      <style:text-properties style:text-underline-style="none" fo:font-weight="normal" officeooo:rsid="00082f78" officeooo:paragraph-rsid="00082f7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8d567" officeooo:paragraph-rsid="0008d56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98465" officeooo:paragraph-rsid="0009846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6154" officeooo:paragraph-rsid="000b615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9d24" officeooo:paragraph-rsid="000c9d2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d3196" officeooo:paragraph-rsid="000d319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c9d24" officeooo:paragraph-rsid="000c9d24" fo:background-color="#ff0000" style:font-weight-asian="normal" style:font-weight-complex="normal"/>
    </style:style>
    <style:style style:name="P13" style:family="paragraph" style:parent-style-name="Standard">
      <style:text-properties style:text-underline-style="none" officeooo:rsid="00082f78" officeooo:paragraph-rsid="00082f78"/>
    </style:style>
    <style:style style:name="P14" style:family="paragraph" style:parent-style-name="Standard">
      <style:text-properties style:text-underline-style="none" fo:font-weight="normal" officeooo:rsid="00082f78" officeooo:paragraph-rsid="00082f78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9900"/>
    </style:style>
    <style:style style:name="T5" style:family="text">
      <style:text-properties fo:color="#009900" style:text-underline-style="none"/>
    </style:style>
    <style:style style:name="T6" style:family="text">
      <style:text-properties fo:color="#009900" officeooo:rsid="00098465"/>
    </style:style>
    <style:style style:name="T7" style:family="text">
      <style:text-properties fo:color="#ff3333" style:text-underline-style="none" fo:font-weight="bold" style:font-weight-asian="bold" style:font-weight-complex="bold"/>
    </style:style>
    <style:style style:name="T8" style:family="text">
      <style:text-properties officeooo:rsid="00098465"/>
    </style:style>
    <style:style style:name="T9" style:family="text">
      <style:text-properties officeooo:rsid="000c9d24"/>
    </style:style>
    <style:style style:name="T10" style:family="text">
      <style:text-properties fo:background-color="#ff0000" loext:char-shading-value="0"/>
    </style:style>
    <style:style style:name="T11" style:family="text">
      <style:text-properties officeooo:rsid="000d3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 bocal , machines 64 bits</text:p>
      <text:p text:style-name="P2"/>
      <text:p text:style-name="P2">-march = i386</text:p>
      <text:p text:style-name="P2"/>
      <text:p text:style-name="P2">-tests</text:p>
      <text:p text:style-name="P2"/>
      <text:p text:style-name="P2"/>
      <text:p text:style-name="P2">Compilation en 32 avec un 64 </text:p>
      <text:p text:style-name="P2">-Installer les packages en 32 bits</text:p>
      <text:p text:style-name="P2"/>
      <text:p text:style-name="P2">$ gcc -m32 -S foo.c</text:p>
      <text:p text:style-name="P2"/>
      <text:p text:style-name="P2">-m32 : Produit du code pour une machine 32 bits</text:p>
      <text:p text:style-name="P2">-S : Créer du code assembleur et s'arrête là</text:p>
      <text:p text:style-name="P2"/>
      <text:p text:style-name="P3">mais<text:span text:style-name="T1"> pour processeur récent</text:span></text:p>
      <text:p text:style-name="P5">utilise </text:p>
      <text:p text:style-name="P5"><text:tab/>cmovXX<text:tab/>=<text:tab/>move conditionnel</text:p>
      <text:p text:style-name="P5">exemple :</text:p>
      <text:p text:style-name="P5"><text:tab/>cmovne(+l)%eax ,%ebx </text:p>
      <text:p text:style-name="P5"><text:tab/>(Copie le contenu de %eax dans %ebx si la dernière opération a donné qqchose ≠ de 0)</text:p>
      <text:p text:style-name="P5">ne= not equal</text:p>
      <text:p text:style-name="P5">c= condition </text:p>
      <text:p text:style-name="P3"/>
      <text:p text:style-name="P5">Pas de CMOVE sur 386</text:p>
      <text:p text:style-name="P5"/>
      <text:p text:style-name="P5"><text:tab/>$gcc -m32 -march=i386 -S foo.c</text:p>
      <text:p text:style-name="P5"><text:tab/><text:tab/><text:tab/>L&gt; N'utilise pas cmov</text:p>
      <text:p text:style-name="P5"/>
      <text:p text:style-name="P4">Tests</text:p>
      <text:p text:style-name="P6">Deux étapes :</text:p>
      <text:p text:style-name="P6">- Une instruction qui produit un résultat :</text:p>
      <text:p text:style-name="P4"><text:span text:style-name="T2"><text:tab/></text:span><text:span text:style-name="T5">addl %ebx,%eax</text:span></text:p>
      <text:p text:style-name="P5"><text:tab/>→ Ajoute (le contenu de)%ebx à(/ au contenu de)%eax</text:p>
      <text:p text:style-name="P3"><text:span text:style-name="T1"><text:tab/></text:span><text:span text:style-name="T7">ET</text:span><text:span text:style-name="T3"> </text:span><text:span text:style-name="T2">positionne des bits dans%eflags</text:span></text:p>
      <text:p text:style-name="P6"><text:tab/>→ résultat = à 0</text:p>
      <text:p text:style-name="P6"><text:tab/>→ résultat est &lt;0</text:p>
      <text:p text:style-name="P6"><text:tab/>→ la retenue (33eme bit)</text:p>
      <text:p text:style-name="P6"/>
      <text:p text:style-name="P7">jeq toto</text:p>
      <text:p text:style-name="P7"><text:tab/>le saut n'est effectué que si le flag = à 0 est positionné.</text:p>
      <text:p text:style-name="P7"/>
      <text:p text:style-name="P7">Cmp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oucles : reformulées en tests et sauts.</text:p>
      <text:p text:style-name="P7">for(r=i=0 ; i&lt;a ; i++)</text:p>
      <text:p text:style-name="P7"><text:tab/>r+=b ;</text:p>
      <text:p text:style-name="P7">==</text:p>
      <text:p text:style-name="P7"><text:tab/>r=i=0 ;</text:p>
      <text:p text:style-name="P7">loop :</text:p>
      <text:p text:style-name="P7"><text:tab/>if(i ≥ a)</text:p>
      <text:p text:style-name="P7"><text:tab/>goto fin ;</text:p>
      <text:p text:style-name="P7"><text:tab/>r+=b ;</text:p>
      <text:p text:style-name="P7"><text:tab/>i += 1 ;</text:p>
      <text:p text:style-name="P7"><text:tab/>goto loop ;</text:p>
      <text:p text:style-name="P7">fin :</text:p>
      <text:p text:style-name="P7"><text:tab/>;</text:p>
      <text:p text:style-name="P7"/>
      <text:p text:style-name="P7">//<text:tab/>r dans%eax</text:p>
      <text:p text:style-name="P7"><text:tab/>a dans%ebx</text:p>
      <text:p text:style-name="P7"><text:tab/>b dans%ecx</text:p>
      <text:p text:style-name="P7"><text:tab/>c dans%edx</text:p>
      <text:p text:style-name="P7"/>
      <text:p text:style-name="P7"><text:tab/>movl $0,%edx<text:tab/><text:tab/><text:span text:style-name="T4">→</text:span><text:span text:style-name="T8"> <text:tab/></text:span><text:span text:style-name="T6">xorl<text:tab/>%edx ,%edx </text:span></text:p>
      <text:p text:style-name="P7"><text:tab/>movl $0,%eax<text:tab/><text:tab/><text:span text:style-name="T4">→</text:span><text:span text:style-name="T6"> </text:span><text:span text:style-name="T8"><text:tab/></text:span><text:span text:style-name="T6">movl<text:tab/>%edx ,%eax</text:span></text:p>
      <text:p text:style-name="P7">loop :<text:tab/><text:tab/><text:tab/><text:tab/><text:tab/><text:span text:style-name="T6">jmp in</text:span></text:p>
      <text:p text:style-name="P7"><text:tab/><text:span text:style-name="T8">cmpl<text:tab/>%edx,%ebx<text:tab/></text:span><text:span text:style-name="T6">loop :</text:span></text:p>
      <text:p text:style-name="P7"><text:tab/><text:span text:style-name="T8">jg fin<text:tab/><text:tab/><text:tab/><text:tab/></text:span><text:span text:style-name="T6">addl<text:tab/>%ecx,%eax</text:span></text:p>
      <text:p text:style-name="P7"><text:tab/><text:tab/><text:tab/><text:tab/><text:tab/><text:span text:style-name="T8">i</text:span><text:span text:style-name="T6">ncl<text:tab/>%edx</text:span></text:p>
      <text:p text:style-name="P7"/>
      <text:p text:style-name="P7"><text:tab/><text:span text:style-name="T8">addl %ecx,%eax</text:span></text:p>
      <text:p text:style-name="P7"><text:tab/><text:span text:style-name="T8">incl%edx</text:span></text:p>
      <text:p text:style-name="P7"><text:tab/><text:span text:style-name="T8">jmp loop<text:tab/><text:tab/></text:span><text:span text:style-name="T6">in :</text:span></text:p>
      <text:p text:style-name="P8">fin :<text:tab/><text:tab/><text:tab/><text:tab/><text:tab/><text:span text:style-name="T4">cmpl<text:tab/>%edx,%ebx</text:span></text:p>
      <text:p text:style-name="P8"><text:tab/><text:tab/><text:tab/><text:tab/><text:tab/><text:span text:style-name="T4">jle<text:tab/>loop</text:span></text:p>
      <text:p text:style-name="P8"/>
      <text:p text:style-name="P8"/>
      <text:p text:style-name="P8"/>
      <text:p text:style-name="P9">int fact (int n){</text:p>
      <text:p text:style-name="P9">int r= 1 ;</text:p>
      <text:p text:style-name="P9"><text:tab/>for(i = 2 ; i &lt; n ; i++)</text:p>
      <text:p text:style-name="P9"><text:tab/><text:tab/>r *= i ;</text:p>
      <text:p text:style-name="P9"><text:tab/>return r 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.globl fact </text:p>
      <text:p text:style-name="P9"/>
      <text:p text:style-name="P9">// r dans %eax</text:p>
      <text:p text:style-name="P9">// i dans %ebx</text:p>
      <text:p text:style-name="P9">// n (pile →%ecx )</text:p>
      <text:p text:style-name="P9">fact :</text:p>
      <text:p text:style-name="P9"><text:tab/>movl 4(%esp) ,%ecx</text:p>
      <text:p text:style-name="P9"><text:tab/>movl $1,%eax</text:p>
      <text:p text:style-name="P9"><text:tab/>movl $2,%ebx</text:p>
      <text:p text:style-name="P9">loop :</text:p>
      <text:p text:style-name="P9"><text:tab/>cmpl<text:tab/>%ebx,%ecx <text:tab/>// n – i</text:p>
      <text:p text:style-name="P9"><text:tab/>jge<text:tab/>fin</text:p>
      <text:p text:style-name="P9"><text:tab/>imull<text:tab/>%ebx,%eax</text:p>
      <text:p text:style-name="P9"><text:tab/>incl<text:tab/>%ebx</text:p>
      <text:p text:style-name="P9"><text:tab/>jmp<text:tab/>loop</text:p>
      <text:p text:style-name="P9">fin :</text:p>
      <text:p text:style-name="P9"><text:tab/>ret</text:p>
      <text:p text:style-name="P9"/>
      <text:p text:style-name="P9"/>
      <text:p text:style-name="P9">int fact(int n){</text:p>
      <text:p text:style-name="P9"><text:tab/>if(n &lt; 2)</text:p>
      <text:p text:style-name="P9"><text:tab/><text:tab/>return 1 ;</text:p>
      <text:p text:style-name="P9"><text:tab/>return n* <text:span text:style-name="T10">fact(n -1) </text:span>;</text:p>
      <text:p text:style-name="P9">}</text:p>
      <text:p text:style-name="P9"/>
      <text:p text:style-name="P10">fact :</text:p>
      <text:p text:style-name="P10"><text:tab/>movl 4(%esp),%ebx<text:tab/>//n →%ebx</text:p>
      <text:p text:style-name="P10"><text:tab/>cmpl<text:tab/>%ebx, $ 2<text:tab/>//comparer à 2</text:p>
      <text:p text:style-name="P9"><text:tab/><text:span text:style-name="T9">jge ? Suite<text:tab/><text:tab/>//si n ≥ 2</text:span></text:p>
      <text:p text:style-name="P9"><text:tab/><text:span text:style-name="T9">movl<text:tab/>$1,%eax<text:tab/>//return 1</text:span></text:p>
      <text:p text:style-name="P9"><text:tab/><text:span text:style-name="T9">ret</text:span></text:p>
      <text:p text:style-name="P10">suite :</text:p>
      <text:p text:style-name="P10"><text:tab/><text:tab/><text:tab/>→<text:span text:style-name="T11"> pushl%exb</text:span></text:p>
      <text:p text:style-name="P12">movl%ebx,%eax</text:p>
      <text:p text:style-name="P12">addl $-1 ,%eax<text:tab/>//<text:span text:style-name="T11">n - 1</text:span></text:p>
      <text:p text:style-name="P12">pushl<text:tab/>%eax</text:p>
      <text:p text:style-name="P12">call <text:tab/>fact</text:p>
      <text:p text:style-name="P12">addl $4,%esp<text:tab/>//depiler l'arg<text:tab/>//<text:span text:style-name="T11">dépiler l'arg</text:span></text:p>
      <text:p text:style-name="P10">Multiplier par n</text:p>
      <text:p text:style-name="P10"><text:tab/><text:tab/><text:tab/>→<text:span text:style-name="T11"> popl%ebx</text:span></text:p>
      <text:p text:style-name="P10">imull %ebx,%eax</text:p>
      <text:p text:style-name="P10">re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int pgcd (int a, int b){</text:p>
      <text:p text:style-name="P11"><text:tab/>int t ;</text:p>
      <text:p text:style-name="P11"><text:tab/>while( a!= 0 ){</text:p>
      <text:p text:style-name="P11"><text:tab/><text:tab/>if(a &lt; b){</text:p>
      <text:p text:style-name="P11"><text:tab/><text:tab/><text:tab/>t=a ;</text:p>
      <text:p text:style-name="P11"><text:tab/><text:tab/><text:tab/>a=b ;</text:p>
      <text:p text:style-name="P11"><text:tab/><text:tab/><text:tab/>b = t;</text:p>
      <text:p text:style-name="P11"><text:tab/><text:tab/>}</text:p>
      <text:p text:style-name="P11"><text:tab/><text:tab/>a-= b ;</text:p>
      <text:p text:style-name="P11"><text:tab/>}</text:p>
      <text:p text:style-name="P11"><text:tab/>return b ;</text:p>
      <text:p text:style-name="P11">}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82f78" officeooo:paragraph-rsid="00082f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urs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5:18:16.570903734</meta:creation-date>
    <meta:editing-duration>P0D</meta:editing-duration>
    <meta:editing-cycles>2</meta:editing-cycles>
    <meta:generator>LibreOffice/4.2.8.2$Linux_X86_64 LibreOffice_project/420m0$Build-2</meta:generator>
    <dc:date>2015-10-06T15:19:50.593866739</dc:date>
    <meta:document-statistic meta:table-count="0" meta:image-count="0" meta:object-count="0" meta:page-count="4" meta:paragraph-count="116" meta:word-count="408" meta:character-count="1930" meta:non-whitespace-character-count="1523"/>
  </office:meta>
</office:document-meta>
</file>